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6.01pt"/>
    </style:style>
    <style:style style:name="co2" style:family="table-column">
      <style:table-column-properties fo:break-before="auto" style:column-width="153.01pt"/>
    </style:style>
    <style:style style:name="co3" style:family="table-column">
      <style:table-column-properties fo:break-before="auto" style:column-width="210.05pt"/>
    </style:style>
    <style:style style:name="co4" style:family="table-column">
      <style:table-column-properties fo:break-before="auto" style:column-width="99.01pt"/>
    </style:style>
    <style:style style:name="co5" style:family="table-column">
      <style:table-column-properties fo:break-before="auto" style:column-width="60.04pt"/>
    </style:style>
    <style:style style:name="co6" style:family="table-column">
      <style:table-column-properties fo:break-before="auto" style:column-width="141pt"/>
    </style:style>
    <style:style style:name="co7" style:family="table-column">
      <style:table-column-properties fo:break-before="auto" style:column-width="110.01pt"/>
    </style:style>
    <style:style style:name="co8" style:family="table-column">
      <style:table-column-properties fo:break-before="auto" style:column-width="94.99pt"/>
    </style:style>
    <style:style style:name="co9" style:family="table-column">
      <style:table-column-properties fo:break-before="auto" style:column-width="101pt"/>
    </style:style>
    <style:style style:name="co10" style:family="table-column">
      <style:table-column-properties fo:break-before="auto" style:column-width="94pt"/>
    </style:style>
    <style:style style:name="co11" style:family="table-column">
      <style:table-column-properties fo:break-before="auto" style:column-width="90pt"/>
    </style:style>
    <style:style style:name="ro1" style:family="table-row">
      <style:table-row-properties style:row-height="18.7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47.25pt" fo:break-before="auto" style:use-optimal-row-height="false"/>
    </style:style>
    <style:style style:name="ta1" style:family="table" style:master-page-name="PageStyle_5f_TRANSITION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" style:family="table-cell" style:parent-style-name="Default" style:data-style-name="N10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0">
      <style:table-cell-properties style:rotation-align="none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map style:condition="cell-content()&gt;0" style:apply-style-name="ConditionalStyle_5f_4" style:base-cell-address="TRANSITION.J6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21" style:family="table-cell" style:parent-style-name="Default" style:data-style-name="N1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22" style:family="table-cell" style:parent-style-name="Default" style:data-style-name="N1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23" style:family="table-cell" style:parent-style-name="Default" style:data-style-name="N1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24" style:family="table-cell" style:parent-style-name="Default">
      <style:table-cell-properties style:diagonal-bl-tr="none" style:diagonal-tl-br="none" fo:border="none" style:rotation-align="none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map style:condition="cell-content()&gt;0" style:apply-style-name="ConditionalStyle_5f_2" style:base-cell-address="TRANSITION.L6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48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.$D$20:.$D$21])" table:allow-empty-cell="true" table:display-list="unsorted" table:base-cell-address="TRANSITION.C6">
          <table:help-message table:display="true">
            <text:p>Επιλέξτε Επίπεδο Μετάπτωσης</text:p>
          </table:help-message>
          <table:error-message table:message-type="stop" table:display="true"/>
        </table:content-validation>
        <table:content-validation table:name="val2" table:condition="of:cell-content-is-whole-number() and cell-content()&gt;=0" table:allow-empty-cell="true" table:base-cell-address="TRANSITION.C8">
          <table:help-message table:display="true">
            <text:p>Εισάγετε τον αριθμό των σταθμών εργασίας του Φορέα σας</text:p>
            <text:p>(πχ. αν έχετε 20 γραφεία με Η/Υ βάζετε τον αριθμό 20)</text:p>
          </table:help-message>
          <table:error-message table:message-type="stop" table:display="true">
            <text:p>Μπορείτε να εισάγετε μόνο θετικούς αριθμούς</text:p>
          </table:error-message>
        </table:content-validation>
        <table:content-validation table:name="val3" table:condition="of:cell-content-is-in-list([.$D$23:.$D$27])" table:allow-empty-cell="true" table:display-list="unsorted" table:base-cell-address="TRANSITION.C9">
          <table:help-message table:display="true">
            <text:p>Επιλέξτε το επίπεδο δικτύωσης του Φορέα σας.</text:p>
            <text:p>Παράδειγμα:</text:p>
            <text:p>0% : Κανένας σταθμός Εργασίας δεν είναι σε δίκτυο</text:p>
            <text:p>100%: Όλοι οι σταθμοί εργασίας επικοινωνούν σε δίκτυο</text:p>
          </table:help-message>
          <table:error-message table:message-type="stop" table:display="true"/>
        </table:content-validation>
        <table:content-validation table:name="val4" table:condition="of:cell-content-is-in-list([.$D$32:.$D$35])" table:allow-empty-cell="true" table:display-list="unsorted" table:base-cell-address="TRANSITION.C11">
          <table:help-message table:display="true">
            <text:p>Επιλέξτε το είδος της επιμόρφωσης του προσωπικού σας</text:p>
          </table:help-message>
          <table:error-message table:message-type="stop" table:display="true"/>
        </table:content-validation>
      </table:content-validations>
      <table:table table:name="TRANSI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1012" table:default-cell-style-name="Default"/>
        <table:table-row table:style-name="ro1">
          <table:table-cell table:style-name="ce1" office:value-type="string" calcext:value-type="string">
            <text:p>Ενδεικτικό πλάνο Μετάπτωσης Φορέα σε ΕΛ/ΛΑΚ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string" calcext:value-type="string">
            <text:p>* Το πλάνο αυτό αναφέρεται σε περιπτώσεις μετάπτωσης 1 και 2 και για πρόγραμμα 42 εργάσιμων ημερών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6"/>
          <table:table-cell table:style-name="ce15" office:value-type="string" calcext:value-type="string">
            <text:p>Απαιτούμενοι Ανθρώπινοι Πόροι</text:p>
          </table:table-cell>
          <table:table-cell table:style-name="ce17" office:value-type="string" calcext:value-type="string">
            <text:p>Εργάσιμες Ημέρες Απασχόλησης</text:p>
          </table:table-cell>
          <table:table-cell table:style-name="ce17" office:value-type="string" calcext:value-type="string">
            <text:p>Ώρες απασχόλησης</text:p>
          </table:table-cell>
          <table:table-cell table:style-name="ce17" office:value-type="string" calcext:value-type="string">
            <text:p>Απαιτούμενη Ποσότητα</text:p>
          </table:table-cell>
          <table:table-cell table:style-name="ce20" office:value-type="string" calcext:value-type="string">
            <text:p>Ποσοστό Απασχόλησης</text:p>
          </table:table-cell>
          <table:table-cell table:style-name="ce25" office:value-type="string" calcext:value-type="string">
            <text:p>Σύνολο Ωρών Απασχόλησης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string" calcext:value-type="string">
            <text:p>Επιλογή Βαθμού Παρέμβασης:</text:p>
          </table:table-cell>
          <table:table-cell table:style-name="ce7" table:content-validation-name="val1" office:value-type="string" calcext:value-type="string">
            <office:annotation draw:style-name="gr1" draw:text-style-name="P2" svg:width="121.49pt" svg:height="53.74pt" svg:x="225.41pt" svg:y="67.83pt" draw:caption-point-x="183.34pt" draw:caption-point-y="44.19pt">
              <dc:date>2015-12-23T00:00:00</dc:date>
              <text:p text:style-name="P1">Επιλέξτε:</text:p>
              <text:p text:style-name="P1">Παρέμβαση Βαθμού 1</text:p>
              <text:p text:style-name="P1">ή</text:p>
              <text:p text:style-name="P1">Παρέμβαση Βαθμού 2</text:p>
            </office:annotation>
            <text:p>Επίπεδο Μετάπτωσης 1</text:p>
          </table:table-cell>
          <table:table-cell table:number-columns-repeated="2"/>
          <table:table-cell table:style-name="ce12" office:value-type="string" calcext:value-type="string">
            <text:p>Υπεύθυνος Έργου</text:p>
          </table:table-cell>
          <table:table-cell table:style-name="ce16" table:formula="of:=IF(OR([.$C$6]=&quot;Επίπεδο Μετάπτωσης 1&quot;;[.$C$6]=&quot;Επίπεδο Μετάπτωσης 2&quot;);&quot;ΝΑΙ&quot;;&quot;ΛΑΘΟΣ ΚΑΤΑΧΩΡΗΣΗ&quot;)" office:value-type="string" office:string-value="ΝΑΙ" calcext:value-type="string">
            <text:p>ΝΑΙ</text:p>
          </table:table-cell>
          <table:table-cell table:style-name="ce7" table:formula="of:=IF([.G6]=&quot;ΝΑΙ&quot;;17;0)" office:value-type="float" office:value="17" calcext:value-type="float">
            <text:p>17</text:p>
          </table:table-cell>
          <table:table-cell table:style-name="ce7" office:value-type="float" office:value="8" calcext:value-type="float">
            <text:p>8</text:p>
          </table:table-cell>
          <table:table-cell table:style-name="ce18" table:formula="of:=IF([.G6]=&quot;ΝΑΙ&quot;;1;0)" office:value-type="float" office:value="1" calcext:value-type="float">
            <text:p>1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26" table:formula="of:=[.K6]*[.I6]*[.H6]" office:value-type="float" office:value="27.2" calcext:value-type="float">
            <text:p>27.2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12" office:value-type="string" calcext:value-type="string">
            <text:p>Μηχανικός Η/Υ</text:p>
          </table:table-cell>
          <table:table-cell table:style-name="ce16" table:formula="of:=IF(OR([.$C$6]=&quot;Επίπεδο Μετάπτωσης 1&quot;;[.$C$6]=&quot;Επίπεδο Μετάπτωσης 2&quot;);&quot;ΝΑΙ&quot;;&quot;ΛΑΘΟΣ ΚΑΤΑΧΩΡΗΣΗ&quot;)" office:value-type="string" office:string-value="ΝΑΙ" calcext:value-type="string">
            <text:p>ΝΑΙ</text:p>
          </table:table-cell>
          <table:table-cell table:style-name="ce7" table:formula="of:=IF([.G7]=&quot;ΝΑΙ&quot;;30;0)" office:value-type="float" office:value="30" calcext:value-type="float">
            <text:p>30</text:p>
          </table:table-cell>
          <table:table-cell table:style-name="ce7" office:value-type="float" office:value="8" calcext:value-type="float">
            <text:p>8</text:p>
          </table:table-cell>
          <table:table-cell table:style-name="ce18" table:formula="of:=IF([.G7]=&quot;ΝΑΙ&quot;;1;0)" office:value-type="float" office:value="1" calcext:value-type="float">
            <text:p>1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6" table:formula="of:=[.K7]*[.I7]*[.H7]" office:value-type="float" office:value="240" calcext:value-type="float">
            <text:p>240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string" calcext:value-type="string">
            <text:p>Σταθμοί Εργασίας:</text:p>
          </table:table-cell>
          <table:table-cell table:style-name="ce7" table:content-validation-name="val2" office:value-type="float" office:value="68" calcext:value-type="float">
            <text:p>68</text:p>
          </table:table-cell>
          <table:table-cell table:number-columns-repeated="2"/>
          <table:table-cell table:style-name="ce12" office:value-type="string" calcext:value-type="string">
            <text:p>Τεχνικός Η/Υ</text:p>
          </table:table-cell>
          <table:table-cell table:style-name="ce16" table:formula="of:=IF(OR([.$C$6]=&quot;Επίπεδο Μετάπτωσης 1&quot;;[.$C$6]=&quot;Επίπεδο Μετάπτωσης 2&quot;);&quot;ΝΑΙ&quot;;&quot;ΛΑΘΟΣ ΚΑΤΑΧΩΡΗΣΗ&quot;)" office:value-type="string" office:string-value="ΝΑΙ" calcext:value-type="string">
            <text:p>ΝΑΙ</text:p>
          </table:table-cell>
          <table:table-cell table:style-name="ce7" table:formula="of:=IF([.G8]=&quot;ΝΑΙ&quot;;40;0)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18" table:formula="of:=IF([.G8]=&quot;ΝΑΙ&quot;;1;0)" office:value-type="float" office:value="1" calcext:value-type="float">
            <text:p>1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6" table:formula="of:=[.K8]*[.I8]*[.H8]" office:value-type="float" office:value="320" calcext:value-type="float">
            <text:p>320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string" calcext:value-type="string">
            <text:p>Επίπεδο Δικτύωσης:</text:p>
          </table:table-cell>
          <table:table-cell table:style-name="ce8" table:content-validation-name="val3" office:value-type="percentage" office:value="0.5" calcext:value-type="percentage">
            <text:p>50%</text:p>
          </table:table-cell>
          <table:table-cell table:number-columns-repeated="2"/>
          <table:table-cell table:style-name="ce12" office:value-type="string" calcext:value-type="string">
            <text:p>Τεχνικός Δικτύου</text:p>
          </table:table-cell>
          <table:table-cell table:style-name="ce16" table:formula="of:=IF([.C9]=0;&quot;ΟΧΙ&quot;;&quot;ΝΑΙ&quot;)" office:value-type="string" office:string-value="ΝΑΙ" calcext:value-type="string">
            <text:p>ΝΑΙ</text:p>
          </table:table-cell>
          <table:table-cell table:style-name="ce7" table:formula="of:=IF([.G9]=&quot;ΝΑΙ&quot;;20;0)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18" table:formula="of:=IF([.G9]=&quot;ΝΑΙ&quot;;1;0)" office:value-type="float" office:value="1" calcext:value-type="float">
            <text:p>1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6" table:formula="of:=[.K9]*[.I9]*[.H9]" office:value-type="float" office:value="160" calcext:value-type="float">
            <text:p>160</text:p>
          </table:table-cell>
          <table:table-cell table:number-columns-repeated="1012"/>
        </table:table-row>
        <table:table-row table:style-name="ro3">
          <table:table-cell table:style-name="ce2"/>
          <table:table-cell table:style-name="ce5"/>
          <table:table-cell table:style-name="ce9"/>
          <table:table-cell table:number-columns-repeated="2"/>
          <table:table-cell table:style-name="ce12" office:value-type="string" calcext:value-type="string">
            <text:p>Ειδικός για τον Data-Base server</text:p>
          </table:table-cell>
          <table:table-cell table:style-name="ce16" table:formula="of:=IF([.$C$6]=&quot;Επίπεδο Μετάπτωσης 1&quot;;&quot;ΟΧΙ&quot;;&quot;ΝΑΙ&quot;)" office:value-type="string" office:string-value="ΟΧΙ" calcext:value-type="string">
            <text:p>ΟΧΙ</text:p>
          </table:table-cell>
          <table:table-cell table:style-name="ce7" table:formula="of:=IF([.G10]=&quot;ΝΑΙ&quot;;25;0)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18" table:formula="of:=IF([.G10]=&quot;ΝΑΙ&quot;;1;0)" office:value-type="float" office:value="0" calcext:value-type="float">
            <text:p>0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6" table:formula="of:=[.K10]*[.I10]*[.H10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2"/>
          <table:table-cell table:style-name="ce6" office:value-type="string" calcext:value-type="string">
            <text:p>Επιμόρφωση:</text:p>
          </table:table-cell>
          <table:table-cell table:style-name="ce7" table:content-validation-name="val4" office:value-type="string" calcext:value-type="string">
            <text:p>Distance Learning</text:p>
          </table:table-cell>
          <table:table-cell table:number-columns-repeated="2"/>
          <table:table-cell table:style-name="ce12" office:value-type="string" calcext:value-type="string">
            <text:p>Ειδικός web-server και e-mail</text:p>
          </table:table-cell>
          <table:table-cell table:style-name="ce16" table:formula="of:=IF([.$C$6]=&quot;Επίπεδο Μετάπτωσης 1&quot;;&quot;ΟΧΙ&quot;;&quot;ΝΑΙ&quot;)" office:value-type="string" office:string-value="ΟΧΙ" calcext:value-type="string">
            <text:p>ΟΧΙ</text:p>
          </table:table-cell>
          <table:table-cell table:style-name="ce7" table:formula="of:=IF([.G11]=&quot;ΝΑΙ&quot;;20;0)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18" table:formula="of:=IF([.G11]=&quot;ΝΑΙ&quot;;1;0)" office:value-type="float" office:value="0" calcext:value-type="float">
            <text:p>0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6" table:formula="of:=[.K11]*[.I11]*[.H11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12" office:value-type="string" calcext:value-type="string">
            <text:p>Εκπαιδευτής</text:p>
          </table:table-cell>
          <table:table-cell table:style-name="ce16" table:formula="of:=IF([.C11]=&quot;Καμία Επιμόρφωση&quot;;&quot;ΟΧΙ&quot;;&quot;ΝΑΙ&quot;)" office:value-type="string" office:string-value="ΝΑΙ" calcext:value-type="string">
            <text:p>ΝΑΙ</text:p>
          </table:table-cell>
          <table:table-cell table:style-name="ce7" table:formula="of:=IF([.G12]=&quot;ΝΑΙ&quot;;25;0)" office:value-type="float" office:value="25" calcext:value-type="float">
            <text:p>25</text:p>
          </table:table-cell>
          <table:table-cell table:style-name="ce7" office:value-type="float" office:value="8" calcext:value-type="float">
            <text:p>8</text:p>
          </table:table-cell>
          <table:table-cell table:style-name="ce18" table:formula="of:=IF([.G12]=&quot;ΝΑΙ&quot;;1;0)" office:value-type="float" office:value="1" calcext:value-type="float">
            <text:p>1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6" table:formula="of:=[.K12]*[.I12]*[.H12]" office:value-type="float" office:value="200" calcext:value-type="float">
            <text:p>200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12" office:value-type="string" calcext:value-type="string">
            <text:p>Βοηθός Μηχανικού Η/Υ</text:p>
          </table:table-cell>
          <table:table-cell table:style-name="ce16" table:formula="of:=IF(OR([.$C$6]=&quot;Επίπεδο Μετάπτωσης 1&quot;;[.$C$6]=&quot;Επίπεδο Μετάπτωσης 2&quot;);&quot;ΝΑΙ&quot;;&quot;ΛΑΘΟΣ ΚΑΤΑΧΩΡΗΣΗ&quot;)" office:value-type="string" office:string-value="ΝΑΙ" calcext:value-type="string">
            <text:p>ΝΑΙ</text:p>
          </table:table-cell>
          <table:table-cell table:style-name="ce7" table:formula="of:=IF([.G13]=&quot;ΝΑΙ&quot;;25;0)" office:value-type="float" office:value="25" calcext:value-type="float">
            <text:p>25</text:p>
          </table:table-cell>
          <table:table-cell table:style-name="ce7" office:value-type="float" office:value="8" calcext:value-type="float">
            <text:p>8</text:p>
          </table:table-cell>
          <table:table-cell table:style-name="ce18" table:formula="of:=ROUNDUP(IF([.C9]=0;[.C8]/50;IF([.C9]=0.25;[.C8]/75;IF([.C9]=0.5;[.C8]/100;IF([.C9]=0.75;[.C8]/125;IF([.C9]=1;[.C8]/150)))));0)" office:value-type="float" office:value="1" calcext:value-type="float">
            <text:p>1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6" table:formula="of:=[.K13]*[.I13]*[.H13]" office:value-type="float" office:value="200" calcext:value-type="float">
            <text:p>200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12" office:value-type="string" calcext:value-type="string">
            <text:p>Βοηθός Τεχνικού Η/Υ</text:p>
          </table:table-cell>
          <table:table-cell table:style-name="ce16" table:formula="of:=IF(OR([.$C$6]=&quot;Επίπεδο Μετάπτωσης 1&quot;;[.$C$6]=&quot;Επίπεδο Μετάπτωσης 2&quot;);&quot;ΝΑΙ&quot;;&quot;ΛΑΘΟΣ ΚΑΤΑΧΩΡΗΣΗ&quot;)" office:value-type="string" office:string-value="ΝΑΙ" calcext:value-type="string">
            <text:p>ΝΑΙ</text:p>
          </table:table-cell>
          <table:table-cell table:style-name="ce7" table:formula="of:=IF([.G14]=&quot;ΝΑΙ&quot;;25;0)" office:value-type="float" office:value="25" calcext:value-type="float">
            <text:p>25</text:p>
          </table:table-cell>
          <table:table-cell table:style-name="ce7" office:value-type="float" office:value="8" calcext:value-type="float">
            <text:p>8</text:p>
          </table:table-cell>
          <table:table-cell table:style-name="ce18" table:formula="of:=ROUNDUP(IF([.C9]=0;[.C8]/25;IF([.C9]=0.25;[.C8]/50;IF([.C9]=0.5;[.C8]/75;IF([.C9]=0.75;[.C8]/100;IF([.C9]=1;[.C8]/125)))));0)" office:value-type="float" office:value="1" calcext:value-type="float">
            <text:p>1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6" table:formula="of:=[.K14]*[.I14]*[.H14]" office:value-type="float" office:value="200" calcext:value-type="float">
            <text:p>200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12" office:value-type="string" calcext:value-type="string">
            <text:p>Βοηθός Εκπαιδευτή</text:p>
          </table:table-cell>
          <table:table-cell table:style-name="ce16" table:formula="of:=IF(OR([.C11]=&quot;Καμία Επιμόρφωση&quot;;[.C11]=&quot;distance learning&quot;);&quot;ΟΧΙ&quot;;&quot;ΝΑΙ&quot;)" office:value-type="string" office:string-value="ΟΧΙ" calcext:value-type="string">
            <text:p>ΟΧΙ</text:p>
          </table:table-cell>
          <table:table-cell table:style-name="ce7" table:formula="of:=IF([.G15]=&quot;ΝΑΙ&quot;;20;0)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18" table:formula="of:=ROUNDUP(IF([.G15]=&quot;ΝΑΙ&quot;;[.C8]/50;0);0)" office:value-type="float" office:value="0" calcext:value-type="float">
            <text:p>0</text:p>
          </table:table-cell>
          <table:table-cell table:style-name="ce23" office:value-type="percentage" office:value="1" calcext:value-type="percentage">
            <text:p>100%</text:p>
          </table:table-cell>
          <table:table-cell table:style-name="ce26" table:formula="of:=[.K15]*[.I15]*[.H15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13" office:value-type="string" calcext:value-type="string">
            <text:p>Σύνολα:</text:p>
          </table:table-cell>
          <table:table-cell table:number-columns-repeated="3"/>
          <table:table-cell table:style-name="ce19" table:formula="of:=SUM([.J6:.J15])" office:value-type="float" office:value="7" calcext:value-type="float">
            <text:p>7</text:p>
          </table:table-cell>
          <table:table-cell/>
          <table:table-cell table:style-name="ce19" table:formula="of:=SUM([.L6:.L15])" office:value-type="float" office:value="1347.2" calcext:value-type="float">
            <text:p>1347.2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0" office:value-type="string" calcext:value-type="string">
            <text:p>Επίπεδο Μετάπτωσης: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 office:value-type="string" calcext:value-type="string">
            <text:p>Επίπεδο Μετάπτωσης 1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 office:value-type="string" calcext:value-type="string">
            <text:p>Επίπεδο Μετάπτωσης 2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3"/>
          <table:table-cell table:style-name="ce11" office:value-type="percentage" office:value="0" calcext:value-type="percentage">
            <text:p>0%</text:p>
          </table:table-cell>
          <table:table-cell table:style-name="ce11"/>
          <table:table-cell table:style-name="ce14" table:number-columns-repeated="5"/>
          <table:table-cell table:number-columns-repeated="1014"/>
        </table:table-row>
        <table:table-row table:style-name="ro2">
          <table:table-cell table:number-columns-repeated="3"/>
          <table:table-cell table:style-name="ce11" office:value-type="percentage" office:value="0.25" calcext:value-type="percentage">
            <text:p>25%</text:p>
          </table:table-cell>
          <table:table-cell table:style-name="ce11"/>
          <table:table-cell table:number-columns-repeated="1019"/>
        </table:table-row>
        <table:table-row table:style-name="ro2">
          <table:table-cell table:number-columns-repeated="3"/>
          <table:table-cell table:style-name="ce11" office:value-type="percentage" office:value="0.5" calcext:value-type="percentage">
            <text:p>50%</text:p>
          </table:table-cell>
          <table:table-cell table:style-name="ce11"/>
          <table:table-cell table:number-columns-repeated="1019"/>
        </table:table-row>
        <table:table-row table:style-name="ro2">
          <table:table-cell table:number-columns-repeated="3"/>
          <table:table-cell table:style-name="ce11" office:value-type="percentage" office:value="0.75" calcext:value-type="percentage">
            <text:p>75%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" office:value-type="percentage" office:value="1" calcext:value-type="percentage">
            <text:p>10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0" office:value-type="string" calcext:value-type="string">
            <text:p>ΝΑΙ</text:p>
          </table:table-cell>
          <table:table-cell table:number-columns-repeated="6"/>
          <table:table-cell table:style-name="ce24"/>
          <table:table-cell table:number-columns-repeated="1013"/>
        </table:table-row>
        <table:table-row table:style-name="ro2">
          <table:table-cell table:number-columns-repeated="3"/>
          <table:table-cell table:style-name="ce10" office:value-type="string" calcext:value-type="string">
            <text:p>ΌΧΙ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Καμία Επιμόρφωση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istance Learnin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Σε εργαστήριο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istance Learning &amp; Εργαστήριο</text:p>
          </table:table-cell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RANSITION.G6:TRANSITION.G15">
            <calcext:condition calcext:apply-style-name="ConditionalStyle_6" calcext:value="contains-text(&quot;ΟΧΙ&quot;)" calcext:base-cell-address="TRANSITION.G6"/>
            <calcext:condition calcext:apply-style-name="ConditionalStyle_5" calcext:value="contains-text(&quot;ΝΑΙ&quot;)" calcext:base-cell-address="TRANSITION.G6"/>
          </calcext:conditional-format>
          <calcext:conditional-format calcext:target-range-address="TRANSITION.J6:TRANSITION.J15">
            <calcext:condition calcext:apply-style-name="ConditionalStyle_4" calcext:value="&gt;0" calcext:base-cell-address="TRANSITION.J6"/>
            <calcext:condition calcext:apply-style-name="ConditionalStyle_3" calcext:value="contains-text(&quot;0&quot;)" calcext:base-cell-address="TRANSITION.J6"/>
            <calcext:icon-set calcext:icon-set-type="5Rating">
              <calcext:formatting-entry calcext:value="0" calcext:type="percent"/>
              <calcext:formatting-entry calcext:value="20" calcext:type="percent"/>
              <calcext:formatting-entry calcext:value="40" calcext:type="percent"/>
              <calcext:formatting-entry calcext:value="60" calcext:type="percent"/>
              <calcext:formatting-entry calcext:value="80" calcext:type="percent"/>
            </calcext:icon-set>
          </calcext:conditional-format>
          <calcext:conditional-format calcext:target-range-address="TRANSITION.L6:TRANSITION.L15">
            <calcext:condition calcext:apply-style-name="ConditionalStyle_2" calcext:value="&gt;0" calcext:base-cell-address="TRANSITION.L6"/>
            <calcext:condition calcext:apply-style-name="ConditionalStyle_1" calcext:value="contains-text(&quot;0&quot;)" calcext:base-cell-address="TRANSITION.L6"/>
            <calcext:icon-set calcext:icon-set-type="5Rating">
              <calcext:formatting-entry calcext:value="0" calcext:type="percent"/>
              <calcext:formatting-entry calcext:value="20" calcext:type="percent"/>
              <calcext:formatting-entry calcext:value="40" calcext:type="percent"/>
              <calcext:formatting-entry calcext:value="60" calcext:type="percent"/>
              <calcext:formatting-entry calcext:value="80" calcext:type="percent"/>
            </calcext:icon-set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6" style:display-name="ConditionalStyle_6" style:family="table-cell" style:parent-style-name="Default">
      <style:table-cell-properties fo:background-color="#c00000"/>
    </style:style>
    <style:style style:name="ConditionalStyle_5f_5" style:display-name="ConditionalStyle_5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92d050"/>
    </style:style>
    <style:style style:name="ConditionalStyle_5f_3" style:display-name="ConditionalStyle_3" style:family="table-cell" style:parent-style-name="Default">
      <style:table-cell-properties fo:background-color="#c00000"/>
    </style:style>
    <style:style style:name="ConditionalStyle_5f_2" style:display-name="ConditionalStyle_2" style:family="table-cell" style:parent-style-name="Default">
      <style:table-cell-properties fo:background-color="#92d050"/>
    </style:style>
    <style:style style:name="ConditionalStyle_5f_1" style:display-name="ConditionalStyle_1" style:family="table-cell" style:parent-style-name="Default">
      <style:table-cell-properties fo:background-color="#c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NSITION" style:display-name="PageStyle_TRANSI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postolos Kasapis</meta:initial-creator>
    <dc:creator>akasapis</dc:creator>
    <meta:creation-date>2015-11-26T11:33:14</meta:creation-date>
    <dc:date>2015-12-23T09:20:20</dc:date>
    <meta:generator>LibreOffice/4.4.7.2$Linux_X86_64 LibreOffice_project/40m0$Build-2</meta:generator>
    <meta:document-statistic meta:table-count="1" meta:cell-count="10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